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size="14pt" officeooo:rsid="00060bc5" officeooo:paragraph-rsid="00060bc5" fo:background-color="#00a933" style:font-size-asian="14pt" style:font-size-complex="14pt"/>
    </style:style>
    <style:style style:name="P2" style:family="paragraph" style:parent-style-name="Standard">
      <style:text-properties style:font-name="Khmer OS" fo:font-size="14pt" officeooo:rsid="00060bc5" officeooo:paragraph-rsid="00060bc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13/Dec/21</text:p>
      <text:p text:style-name="P2"/>
      <text:p text:style-name="P2"><text:tab/>Break point = debugg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3T08:43:33.432929425</meta:creation-date>
    <dc:date>2021-12-13T08:45:08.941675417</dc:date>
    <meta:editing-duration>PT1M36S</meta:editing-duration>
    <meta:editing-cycles>1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2" meta:word-count="6" meta:character-count="38" meta:non-whitespace-character-count="33"/>
  </office:meta>
</office:document-meta>
</file>